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3cm" fo:break-before="auto" style:use-optimal-row-height="fals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Data" table:style-name="ta1" table:print="false">
        <table:table-column table:style-name="co1" table:number-columns-repeated="7" table:default-cell-style-name="Default"/>
        <table:table-row table:style-name="ro1">
          <table:table-cell office:value-type="string">
            <text:p>A</text:p>
          </table:table-cell>
          <table:table-cell table:number-columns-repeated="6"/>
        </table:table-row>
        <table:table-row table:style-name="ro1">
          <table:table-cell office:value-type="string">
            <text:p>MYPA001</text:p>
          </table:table-cell>
          <table:table-cell office:value-type="string">
            <text:p>Unicorn</text:p>
          </table:table-cell>
          <table:table-cell office:value-type="string">
            <text:p>Straight to the Point</text:p>
          </table:table-cell>
          <table:table-cell office:value-type="string">
            <text:p>Paleontology</text:p>
          </table:table-cell>
          <table:table-cell office:value-type="string">
            <text:p>Paleontology Mythic Cards</text:p>
          </table:table-cell>
          <table:table-cell office:value-type="string">
            <text:p>Mythic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7">
            <text:p>77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77">
            <text:p>77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02</text:p>
          </table:table-cell>
          <table:table-cell office:value-type="string">
            <text:p>Albertosaurus</text:p>
          </table:table-cell>
          <table:table-cell/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Common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2">
            <text:p>72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15</text:p>
          </table:table-cell>
          <table:table-cell office:value-type="string">
            <text:p>Woolly Mammoth</text:p>
          </table:table-cell>
          <table:table-cell office:value-type="string">
            <text:p>Mammoth Undertaking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83">
            <text:p>83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base_power</text:p>
          </table:table-cell>
          <table:table-cell office:value-type="string">
            <text:p>&gt;</text:p>
          </table:table-cell>
          <table:table-cell office:value-type="float" office:value="59">
            <text:p>59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38</text:p>
          </table:table-cell>
          <table:table-cell office:value-type="string">
            <text:p>Sinocalliopteryx</text:p>
          </table:table-cell>
          <table:table-cell office:value-type="string">
            <text:p>Feeding Time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5">
            <text:p>65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turn score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17</text:p>
          </table:table-cell>
          <table:table-cell office:value-type="string">
            <text:p>Hadrosaurus</text:p>
          </table:table-cell>
          <table:table-cell office:value-type="string">
            <text:p>Incredible Bulk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6">
            <text:p>76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24</text:p>
          </table:table-cell>
          <table:table-cell office:value-type="string">
            <text:p>Arsinoitherium</text:p>
          </table:table-cell>
          <table:table-cell office:value-type="string">
            <text:p>Around the Horns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0">
            <text:p>40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6">
            <text:p>4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remaining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6">
            <text:p>4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26</text:p>
          </table:table-cell>
          <table:table-cell office:value-type="string">
            <text:p>Euoplocephalus</text:p>
          </table:table-cell>
          <table:table-cell office:value-type="string">
            <text:p>Broad Faced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5">
            <text:p>65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 per turn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45</text:p>
          </table:table-cell>
          <table:table-cell office:value-type="string">
            <text:p>American Cheetah</text:p>
          </table:table-cell>
          <table:table-cell office:value-type="string">
            <text:p>Former Felidae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0">
            <text:p>5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Cool Cats</text:p>
          </table:table-cell>
          <table:table-cell office:value-type="string">
            <text:p>&gt;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46</text:p>
          </table:table-cell>
          <table:table-cell office:value-type="string">
            <text:p>Confractosuchus</text:p>
          </table:table-cell>
          <table:table-cell office:value-type="string">
            <text:p>Broken Dinosaur Killer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0">
            <text:p>70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oth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22</text:p>
          </table:table-cell>
          <table:table-cell office:value-type="string">
            <text:p>Toxodon</text:p>
          </table:table-cell>
          <table:table-cell office:value-type="string">
            <text:p>Bow Tooth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9">
            <text:p>79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office:value-type="string">
            <text:p>&gt;</text:p>
          </table:table-cell>
          <table:table-cell office:value-type="float" office:value="8">
            <text:p>8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 per turn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23</text:p>
          </table:table-cell>
          <table:table-cell office:value-type="string">
            <text:p>Acrocanthosaurus</text:p>
          </table:table-cell>
          <table:table-cell office:value-type="string">
            <text:p>Grow a Spine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Legendary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office:value-type="string">
            <text:p>=</text:p>
          </table:table-cell>
          <table:table-cell office:value-type="float" office:value="18">
            <text:p>18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IC008</text:p>
          </table:table-cell>
          <table:table-cell office:value-type="string">
            <text:p>Scimitar Cat</text:p>
          </table:table-cell>
          <table:table-cell office:value-type="string">
            <text:p>Tusk Force</text:p>
          </table:table-cell>
          <table:table-cell office:value-type="string">
            <text:p>Paleontology</text:p>
          </table:table-cell>
          <table:table-cell office:value-type="string">
            <text:p>Ice Age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9">
            <text:p>49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rity</text:p>
          </table:table-cell>
          <table:table-cell office:value-type="string">
            <text:p>Rare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rity</text:p>
          </table:table-cell>
          <table:table-cell office:value-type="string">
            <text:p>Epic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58</text:p>
          </table:table-cell>
          <table:table-cell office:value-type="string">
            <text:p>Inostrancevia</text:p>
          </table:table-cell>
          <table:table-cell office:value-type="string">
            <text:p>Proto-Mammal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Name</text:p>
          </table:table-cell>
          <table:table-cell office:value-type="string">
            <text:p>Teeth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60">
            <text:p>6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30</text:p>
          </table:table-cell>
          <table:table-cell office:value-type="string">
            <text:p>Psephoderma</text:p>
          </table:table-cell>
          <table:table-cell office:value-type="string">
            <text:p>Pebble Skin Protection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1">
            <text:p>71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cement</text:p>
          </table:table-cell>
          <table:table-cell office:value-type="string">
            <text:p>milieu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Acondition</text:p>
          </table:table-cell>
          <table:table-cell office:value-type="string">
            <text:p>voisin</text:p>
          </table:table-cell>
          <table:table-cell office:value-type="string">
            <text:p>gauche</text:p>
          </table:table-cell>
          <table:table-cell office:value-type="string">
            <text:p>vid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condition</text:p>
          </table:table-cell>
          <table:table-cell office:value-type="string">
            <text:p>voisin</text:p>
          </table:table-cell>
          <table:table-cell office:value-type="string">
            <text:p>droite</text:p>
          </table:table-cell>
          <table:table-cell office:value-type="string">
            <text:p>vid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Monsters of the Deep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45</text:p>
          </table:table-cell>
          <table:table-cell office:value-type="string">
            <text:p>Oxalaia</text:p>
          </table:table-cell>
          <table:table-cell office:value-type="string">
            <text:p>Spino-Siblings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Epic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0">
            <text:p>6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next to</text:p>
          </table:table-cell>
          <table:table-cell office:value-type="string">
            <text:p>Name</text:p>
          </table:table-cell>
          <table:table-cell office:value-type="string">
            <text:p>Spinosaurus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Carn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13</text:p>
          </table:table-cell>
          <table:table-cell office:value-type="string">
            <text:p>Spinosaurus</text:p>
          </table:table-cell>
          <table:table-cell office:value-type="string">
            <text:p>The Greatest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Rare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0">
            <text:p>60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 per turn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 per turn</text:p>
          </table:table-cell>
          <table:table-cell office:value-type="float" office:value="-6">
            <text:p>-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45</text:p>
          </table:table-cell>
          <table:table-cell office:value-type="string">
            <text:p>Bothriolepis</text:p>
          </table:table-cell>
          <table:table-cell office:value-type="string">
            <text:p>Extreme Diverse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0">
            <text:p>4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album</text:p>
          </table:table-cell>
          <table:table-cell office:value-type="string">
            <text:p>&gt;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album</text:p>
          </table:table-cell>
          <table:table-cell office:value-type="string">
            <text:p>&gt;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40</text:p>
          </table:table-cell>
          <table:table-cell office:value-type="string">
            <text:p>Xenacanthus</text:p>
          </table:table-cell>
          <table:table-cell office:value-type="string">
            <text:p>Dorsal Ribbon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7">
            <text:p>47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Acondition</text:p>
          </table:table-cell>
          <table:table-cell office:value-type="string">
            <text:p>voisin</text:p>
          </table:table-cell>
          <table:table-cell office:value-type="string">
            <text:p>next to</text:p>
          </table:table-cell>
          <table:table-cell office:value-type="string">
            <text:p>vid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condition</text:p>
          </table:table-cell>
          <table:table-cell office:value-type="string">
            <text:p>voisin</text:p>
          </table:table-cell>
          <table:table-cell office:value-type="string">
            <text:p>next to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Monsters of the Deep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SBB001</text:p>
          </table:table-cell>
          <table:table-cell office:value-type="string">
            <text:p>Teeth</text:p>
          </table:table-cell>
          <table:table-cell office:value-type="string">
            <text:p>Bite Size</text:p>
          </table:table-cell>
          <table:table-cell office:value-type="string">
            <text:p>Science</text:p>
          </table:table-cell>
          <table:table-cell office:value-type="string">
            <text:p>Brilliant Human Body</text:p>
          </table:table-cell>
          <table:table-cell office:value-type="string">
            <text:p>Epic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6">
            <text:p>36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Sharks!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63</text:p>
          </table:table-cell>
          <table:table-cell office:value-type="string">
            <text:p>Halszkaraptor</text:p>
          </table:table-cell>
          <table:table-cell office:value-type="string">
            <text:p>Sink or Swim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round score</text:p>
          </table:table-cell>
          <table:table-cell office:value-type="string">
            <text:p>&l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U013</text:p>
          </table:table-cell>
          <table:table-cell office:value-type="string">
            <text:p>Kabwe 1</text:p>
          </table:table-cell>
          <table:table-cell office:value-type="string">
            <text:p>Older than it Looks</text:p>
          </table:table-cell>
          <table:table-cell office:value-type="string">
            <text:p>Paleontology</text:p>
          </table:table-cell>
          <table:table-cell office:value-type="string">
            <text:p>Human Evolution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table:number-columns-repeated="5"/>
        </table:table-row>
        <table:table-row table:style-name="ro1">
          <table:table-cell office:value-type="string">
            <text:p>Start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IC023</text:p>
          </table:table-cell>
          <table:table-cell office:value-type="string">
            <text:p>Agriotherium</text:p>
          </table:table-cell>
          <table:table-cell office:value-type="string">
            <text:p>Wild Beast</text:p>
          </table:table-cell>
          <table:table-cell office:value-type="string">
            <text:p>Paleontology</text:p>
          </table:table-cell>
          <table:table-cell office:value-type="string">
            <text:p>Ice Age</text:p>
          </table:table-cell>
          <table:table-cell office:value-type="string">
            <text:p>Epic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player played</text:p>
          </table:table-cell>
          <table:table-cell office:value-type="string">
            <text:p>Collection</text:p>
          </table:table-cell>
          <table:table-cell office:value-type="string">
            <text:p>Ice Age</text:p>
          </table:table-cell>
          <table:table-cell office:value-type="float" office:value="12">
            <text:p>12</text:p>
          </table:table-cell>
          <table:table-cell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36</text:p>
          </table:table-cell>
          <table:table-cell office:value-type="string">
            <text:p>Aucasaurus</text:p>
          </table:table-cell>
          <table:table-cell office:value-type="string">
            <text:p>That Auc-ward Moment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Legendary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3">
            <text:p>63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both remaining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50">
            <text:p>-5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round score</text:p>
          </table:table-cell>
          <table:table-cell office:value-type="string">
            <text:p>&l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remaining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50">
            <text:p>5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38</text:p>
          </table:table-cell>
          <table:table-cell office:value-type="string">
            <text:p>Dawndraco</text:p>
          </table:table-cell>
          <table:table-cell office:value-type="string">
            <text:p>Dragon of the Dawn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5">
            <text:p>45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player played</text:p>
          </table:table-cell>
          <table:table-cell office:value-type="string">
            <text:p>keyword</text:p>
          </table:table-cell>
          <table:table-cell office:value-type="string">
            <text:p>Winged Mythical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7">
            <text:p>17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LMC033</text:p>
          </table:table-cell>
          <table:table-cell office:value-type="string">
            <text:p>Peryton</text:p>
          </table:table-cell>
          <table:table-cell office:value-type="string">
            <text:p>Imaginary Being</text:p>
          </table:table-cell>
          <table:table-cell office:value-type="string">
            <text:p>Life on Land</text:p>
          </table:table-cell>
          <table:table-cell office:value-type="string">
            <text:p>Mythical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7">
            <text:p>47</text:p>
          </table:table-cell>
          <table:table-cell office:value-type="string">
            <text:p>Winged Mythical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Mammal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7">
            <text:p>17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Mammal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17">
            <text:p>-17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Bird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23</text:p>
          </table:table-cell>
          <table:table-cell office:value-type="string">
            <text:p>Confuciusornis</text:p>
          </table:table-cell>
          <table:table-cell office:value-type="string">
            <text:p>Confuciusornism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1">
            <text:p>51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Philosoph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player played</text:p>
          </table:table-cell>
          <table:table-cell office:value-type="string">
            <text:p>Name</text:p>
          </table:table-cell>
          <table:table-cell office:value-type="string">
            <text:p>Confuciu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Philosoph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ACPH003</text:p>
          </table:table-cell>
          <table:table-cell office:value-type="string">
            <text:p>Confucius</text:p>
          </table:table-cell>
          <table:table-cell office:value-type="string">
            <text:p>Word to the Wise</text:p>
          </table:table-cell>
          <table:table-cell office:value-type="string">
            <text:p>Arts &amp; Culture</text:p>
          </table:table-cell>
          <table:table-cell office:value-type="string">
            <text:p>Philosophy</text:p>
          </table:table-cell>
          <table:table-cell office:value-type="string">
            <text:p>Rare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6">
            <text:p>36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keyword</text:p>
          </table:table-cell>
          <table:table-cell office:value-type="string">
            <text:p>Seven Sag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1">
            <text:p>2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28</text:p>
          </table:table-cell>
          <table:table-cell office:value-type="string">
            <text:p>Leaellynasaura</text:p>
          </table:table-cell>
          <table:table-cell office:value-type="string">
            <text:p>Leaellyn's Lizard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Legendary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6">
            <text:p>46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played</text:p>
          </table:table-cell>
          <table:table-cell office:value-type="string">
            <text:p>Collection</text:p>
          </table:table-cell>
          <table:table-cell office:value-type="string">
            <text:p>Reptiles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 per 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LRE042</text:p>
          </table:table-cell>
          <table:table-cell office:value-type="string">
            <text:p>Tuatara</text:p>
          </table:table-cell>
          <table:table-cell office:value-type="string">
            <text:p>Living Fossil</text:p>
          </table:table-cell>
          <table:table-cell office:value-type="string">
            <text:p>Life on Land</text:p>
          </table:table-cell>
          <table:table-cell office:value-type="string">
            <text:p>Reptiles</text:p>
          </table:table-cell>
          <table:table-cell office:value-type="string">
            <text:p>Rare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0">
            <text:p>40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6-03-30">30/03/2026</text:date>, <text:time>21:58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ecil La</meta:initial-creator>
    <meta:creation-date>2026-02-28T20:29:49.65</meta:creation-date>
    <dc:date>2026-03-30T21:58:12.34</dc:date>
    <meta:editing-duration>PT9H58M56S</meta:editing-duration>
    <meta:editing-cycles>42</meta:editing-cycles>
    <meta:generator>OpenOffice/4.1.14$Win32 OpenOffice.org_project/4114m1$Build-9811</meta:generator>
    <dc:creator>Cecil La</dc:creator>
    <meta:document-statistic meta:table-count="1" meta:cell-count="768" meta:object-count="0"/>
  </office:meta>
</office:document-meta>
</file>